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akaoPGothic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akaoPGothic" fo:font-size="10pt" fo:font-weight="bold" style:font-size-asian="8.75pt" style:font-weight-asian="bold" style:font-size-complex="10pt" style:font-weight-complex="bold"/>
    </style:style>
    <style:style style:name="T3" style:family="text">
      <style:text-properties style:font-name="TakaoPGothic" fo:font-size="10pt" fo:font-weight="normal" style:font-size-asian="8.75pt" style:font-weight-asian="normal" style:font-size-complex="10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encontrados</text:p>
      <text:p text:style-name="P1"/>
      <text:list xml:id="list596131189" text:style-name="L1">
        <text:list-item>
          <text:p text:style-name="P2"><text:span text:style-name="T2">Ingresar al Sistema : </text:span><text:span text:style-name="T3">El usuario ingresa al sitio y se genera un control de ingreso del </text:span><text:span text:style-name="T2">usuario</text:span><text:span text:style-name="T3"> en el sistema.</text:span></text:p>
        </text:list-item>
        <text:list-item>
          <text:p text:style-name="P3">Controlar Ingreso:<text:span text:style-name="T1"> Se comprueba que el usuario exista y de comprobar existencia realiza una validación entre datos ingresados por usuario y datos almacenados en el Sistema.</text:span></text:p>
        </text:list-item>
        <text:list-item>
          <text:p text:style-name="P3">Verificar Usuario: <text:span text:style-name="T1">Se comprueba el tipo de usuario y su rol dentro del sistema.</text:span></text:p>
        </text:list-item>
        <text:list-item>
          <text:p text:style-name="P3">Bajar Usuario Grupo: <text:span text:style-name="T1">El usuario requiere la baja de un Grupo de Amigos.</text:span></text:p>
        </text:list-item>
        <text:list-item>
          <text:p text:style-name="P3">Eliminar Permisos Miembros:<text:span text:style-name="T1"> Cuando el usuario requiere la baja del Grupo de Amigos, se eliminan los permisos otorgados por el usuario a los miembros del Grupo de Amigos.</text:span></text:p>
        </text:list-item>
        <text:list-item>
          <text:p text:style-name="P2"><text:span text:style-name="T2">Eliminar Miembros:</text:span><text:span text:style-name="T1"> Cuando el usuario requiere la baja del Grupo de Amigos, se eliminan la totalidad de los Miembros asociados al Grupo de Amigos del usuario.</text:span></text:p>
        </text:list-item>
        <text:list-item>
          <text:p text:style-name="P3">Alta Comentario Foto: <text:span text:style-name="T1">El usuario requiere agregar un comentario a una foto de un album de fotos.</text:span></text:p>
        </text:list-item>
        <text:list-item>
          <text:p text:style-name="P3">Verificación de Amistad: <text:span text:style-name="T1">Cuando el usuario requiere agregar un comentario a una foto se realiza una verificación de amistad con el propietario del álbum.</text:span></text:p>
        </text:list-item>
        <text:list-item>
          <text:p text:style-name="P3">Verificación de Permisos:<text:span text:style-name="T1"> Cuando el usuario requiere agregar un comentario a una foto se realiza una verificación de permisos que el usuario posee, proveídos por el propietario del álbum al mismo. </text:span></text:p>
        </text:list-item>
        <text:list-item>
          <text:p text:style-name="P3">Verificar amigos Usuario: <text:span text:style-name="T1">Un usuario dentro del sistema, tiene una relación de amistad con otro usuario del sistema. Producto de ello, se realiza una verificación de los amigos en común a ambos usuarios.</text:span></text:p>
          <text:p text:style-name="P3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4-17T21:44:21</meta:creation-date>
    <dc:date>2011-05-05T01:59:05</dc:date>
    <dc:creator>ing </dc:creator>
    <meta:editing-duration>PT46M34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1" meta:paragraph-count="11" meta:word-count="247" meta:character-count="1441"/>
  </office:meta>
</office:document-meta>
</file>